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4F602EA8C7F8C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-name="Transparency_20_2" draw:textarea-horizontal-align="justify" draw:textarea-vertical-align="middle" draw:auto-grow-height="false" fo:min-height="2.528cm" fo:min-width="2.278cm" draw:shadow="visible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loext:graphic-properties draw:fill="solid" draw:fill-color="#729fcf" draw:opacity-name="Transparency_20_2"/>
      <style:paragraph-properties fo:text-align="center"/>
      <style:text-properties fo:font-size="80pt" style:text-underline-style="none" style:font-size-asian="80pt" style:font-size-complex="80pt"/>
    </style:style>
    <style:style style:name="T1" style:family="text">
      <style:text-properties fo:font-size="80pt" style:text-underline-style="none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5.5cm" svg:y="14.1cm">
          <text:p text:style-name="P1"><text:span text:style-name="T1">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4F602EA8C7F8C2E8.png" xlink:type="simple" xlink:show="embed" xlink:actuate="onLoad"/>
    <draw:opacity draw:name="Transparency_20_1" draw:display-name="Transparency 1" draw:style="linear" draw:start="100%" draw:end="0%" draw:angle="450" draw:border="52%"/>
    <draw:opacity draw:name="Transparency_20_2" draw:display-name="Transparency 2" draw:style="linear" draw:start="100%" draw:end="0%" draw:angle="4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1:03:37.901966514</meta:creation-date>
    <dc:date>2017-08-04T21:12:53.246835918</dc:date>
    <meta:editing-duration>PT9M16S</meta:editing-duration>
    <meta:editing-cycles>1</meta:editing-cycles>
    <meta:document-statistic meta:object-count="1"/>
    <meta:generator>LibreOffice/5.1.6.2$Linux_X86_64 LibreOffice_project/10m0$Build-2</meta:generator>
  </office:meta>
</office:document-meta>
</file>